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0.5217in"/>
    </style:style>
    <style:style style:name="co16" style:family="table-column">
      <style:table-column-properties fo:break-before="auto" style:column-width="1.4028in"/>
    </style:style>
    <style:style style:name="co17" style:family="table-column">
      <style:table-column-properties fo:break-before="auto" style:column-width="1.028in"/>
    </style:style>
    <style:style style:name="co18" style:family="table-column">
      <style:table-column-properties fo:break-before="auto" style:column-width="0.8055in"/>
    </style:style>
    <style:style style:name="co19" style:family="table-column">
      <style:table-column-properties fo:break-before="auto" style:column-width="0.8472in"/>
    </style:style>
    <style:style style:name="co20" style:family="table-column">
      <style:table-column-properties fo:break-before="auto" style:column-width="1.2917in"/>
    </style:style>
    <style:style style:name="co21" style:family="table-column">
      <style:table-column-properties fo:break-before="auto" style:column-width="2.3063in"/>
    </style:style>
    <style:style style:name="co22" style:family="table-column">
      <style:table-column-properties fo:break-before="auto" style:column-width="1.0138in"/>
    </style:style>
    <style:style style:name="co23" style:family="table-column">
      <style:table-column-properties fo:break-before="auto" style:column-width="2.098in"/>
    </style:style>
    <style:style style:name="co24" style:family="table-column">
      <style:table-column-properties fo:break-before="auto" style:column-width="0.5417in"/>
    </style:style>
    <style:style style:name="co25" style:family="table-column">
      <style:table-column-properties fo:break-before="auto" style:column-width="8.6402in"/>
    </style:style>
    <style:style style:name="co2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  <style:style style:name="ce13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cs" fo:country="CZ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default-cell-style-name="Default"/>
        <table:table-column table:style-name="co15" table:default-cell-style-name="ce9"/>
        <table:table-column table:style-name="co15" table:number-columns-repeated="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4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-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<text:s text:c="4"/>National <text:s text:c="3"/>ID <text:s text:c="3"/></text:p>
          </table:table-cell>
          <table:table-cell office:value-type="float" office:value="98300834" calcext:value-type="float">
            <text:p>98300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t</text:p>
          </table:table-cell>
          <table:table-cell office:value-type="string" calcext:value-type="string">
            <text:p>AC, car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2"/>
          <table:table-cell office:value-type="string" calcext:value-type="string">
            <text:p>Farminglivestock</text:p>
          </table:table-cell>
          <table:table-cell table:number-columns-repeated="6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2" office:value-type="string" calcext:value-type="string">
            <text:p>HEAD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/>
          <table:table-cell table:style-name="ce10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4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House Apartment – Lightly Damaged</text:span></text:p>
          </table:table-cell>
          <table:table-cell office:value-type="string" calcext:value-type="string">
            <text:p><text:s text:c="3"/>Motorbike <text:s text:c="2"/>, <text:s text:c="2"/>Washing Machine <text:s text:c="2"/>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oodkit, LiveliHoods Support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5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Family registration</text:p>
          </table:table-cell>
          <table:table-cell office:value-type="float" office:value="102" calcext:value-type="float">
            <text:p>102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10" office:value-type="string" calcext:value-type="string">
            <text:p>returnee</text:p>
          </table:table-cell>
          <table:table-cell table:style-name="ce4" office:value-type="string" calcext:value-type="string">
            <text:p>01-01-1977</text:p>
          </table:table-cell>
          <table:table-cell table:style-name="ce3"/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6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id</text:p>
          </table:table-cell>
          <table:table-cell office:value-type="float" office:value="789465432654" calcext:value-type="float">
            <text:p>789465432654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789" calcext:value-type="float">
            <text:p>789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ggi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456" calcext:value-type="float">
            <text:p>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Abraham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MEMBER</text:p>
          </table:table-cell>
          <table:table-cell table:style-name="ce10" office:value-type="string" calcext:value-type="string">
            <text:p>ID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8798798" calcext:value-type="float">
            <text:p>8798798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on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I d P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id</text:p>
          </table:table-cell>
          <table:table-cell office:value-type="float" office:value="345456" calcext:value-type="float">
            <text:p>345456</text:p>
          </table:table-cell>
          <table:table-cell table:number-columns-repeated="13"/>
          <table:table-cell table:style-name="ce3"/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50:23.76510031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50:54.774478480</dc:date>
    <meta:generator>LibreOffice/6.4.7.2$Linux_X86_64 LibreOffice_project/40$Build-2</meta:generator>
    <meta:editing-duration>P3DT4H11M2S</meta:editing-duration>
    <meta:editing-cycles>32</meta:editing-cycles>
    <meta:document-statistic meta:table-count="1" meta:cell-count="299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